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680000016840872F6E.png" manifest:media-type="image/png"/>
  <manifest:file-entry manifest:full-path="Pictures/1000020100000280000001681DE46035.png" manifest:media-type="image/png"/>
  <manifest:file-entry manifest:full-path="Pictures/10000201000001C600000189B5B05BEE.png" manifest:media-type="image/png"/>
  <manifest:file-entry manifest:full-path="Pictures/100002010000028A0000016EF112B664.png" manifest:media-type="image/png"/>
  <manifest:file-entry manifest:full-path="Pictures/10000201000003E8000003E8B95A49B7.png" manifest:media-type="image/png"/>
  <manifest:file-entry manifest:full-path="Pictures/1000020100000ACC00000A887D7601A7.png" manifest:media-type="image/png"/>
  <manifest:file-entry manifest:full-path="Pictures/1000020100000100000000FBF8623345.png" manifest:media-type="image/png"/>
  <manifest:file-entry manifest:full-path="Pictures/100002010000012C0000012CE2E35976.png" manifest:media-type="image/png"/>
  <manifest:file-entry manifest:full-path="Pictures/10000201000000F4000000C4AEF952AA.png" manifest:media-type="image/png"/>
  <manifest:file-entry manifest:full-path="Pictures/100002010000010E00000168DA0B9A0D.png" manifest:media-type="image/png"/>
  <manifest:file-entry manifest:full-path="Pictures/1000020100000280000001AEFD47A654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39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668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_5f_-notes">
      <style:graphic-properties draw:fill-color="#ffffff" fo:min-height="13.36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Champagne &amp; Limousines'" style:font-pitch="variable" fo:font-size="80pt" style:font-size-asian="80pt" style:font-size-complex="80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32pt"/>
    </style:style>
    <style:style style:name="P6" style:family="paragraph">
      <style:paragraph-properties fo:text-align="center"/>
      <style:text-properties fo:font-size="32pt" style:font-size-asian="32pt" style:font-size-complex="32pt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family="'Champagne &amp; Limousines'" style:font-pitch="variable" fo:font-size="80pt" style:font-size-asian="80pt" style:font-size-complex="80pt"/>
    </style:style>
    <style:style style:name="T2" style:family="text">
      <style:text-properties fo:font-family="'Champagne &amp; Limousines Thick'" style:font-pitch="variable" fo:font-size="32pt" style:font-size-asian="32pt" style:font-size-complex="32pt"/>
    </style:style>
    <style:style style:name="T3" style:family="text">
      <style:text-properties fo:font-family="'Champagne &amp; Limousines Thick'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8cm" svg:height="6.821cm" svg:x="0cm" svg:y="8.956cm">
          <draw:text-box>
            <text:p text:style-name="P1"><text:span text:style-name="T1">Civil Disobedience.j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3" draw:layer="layout" svg:width="6.772cm" svg:height="6.64cm" svg:x="10.725cm" svg:y="7.263cm">
          <draw:image xlink:href="Pictures/1000020100000100000000FBF86233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3" draw:layer="layout" svg:width="6.772cm" svg:height="6.64cm" svg:x="5.725cm" svg:y="7.263cm">
          <draw:image xlink:href="Pictures/1000020100000100000000FBF8623345.png" xlink:type="simple" xlink:show="embed" xlink:actuate="onLoad">
            <text:p/>
          </draw:image>
        </draw:frame>
        <draw:frame draw:style-name="gr3" draw:text-style-name="P3" draw:layer="layout" svg:width="6.858cm" svg:height="6.69cm" svg:x="15.8cm" svg:y="7.196cm">
          <draw:image xlink:href="Pictures/1000020100000ACC00000A887D7601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3" draw:layer="layout" svg:width="6.772cm" svg:height="6.64cm" svg:x="5.725cm" svg:y="3.263cm">
          <draw:image xlink:href="Pictures/1000020100000100000000FBF8623345.png" xlink:type="simple" xlink:show="embed" xlink:actuate="onLoad">
            <text:p/>
          </draw:image>
        </draw:frame>
        <draw:frame draw:style-name="gr3" draw:text-style-name="P3" draw:layer="layout" svg:width="6.858cm" svg:height="6.69cm" svg:x="15.8cm" svg:y="3.196cm">
          <draw:image xlink:href="Pictures/1000020100000ACC00000A887D7601A7.png" xlink:type="simple" xlink:show="embed" xlink:actuate="onLoad">
            <text:p/>
          </draw:image>
        </draw:frame>
        <draw:frame draw:style-name="gr3" draw:text-style-name="P3" draw:layer="layout" svg:width="7.346cm" svg:height="7.345cm" svg:x="5.5cm" svg:y="10.6cm">
          <draw:image xlink:href="Pictures/10000201000001680000016840872F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3" draw:layer="layout" svg:width="6.772cm" svg:height="6.64cm" svg:x="5.725cm" svg:y="3.263cm">
          <draw:image xlink:href="Pictures/1000020100000100000000FBF8623345.png" xlink:type="simple" xlink:show="embed" xlink:actuate="onLoad">
            <text:p/>
          </draw:image>
        </draw:frame>
        <draw:frame draw:style-name="gr3" draw:text-style-name="P3" draw:layer="layout" svg:width="6.858cm" svg:height="6.69cm" svg:x="15.8cm" svg:y="3.196cm">
          <draw:image xlink:href="Pictures/1000020100000ACC00000A887D7601A7.png" xlink:type="simple" xlink:show="embed" xlink:actuate="onLoad">
            <text:p/>
          </draw:image>
        </draw:frame>
        <draw:frame draw:style-name="gr3" draw:text-style-name="P3" draw:layer="layout" svg:width="7.346cm" svg:height="7.345cm" svg:x="5.5cm" svg:y="10.6cm">
          <draw:image xlink:href="Pictures/10000201000001680000016840872F6E.png" xlink:type="simple" xlink:show="embed" xlink:actuate="onLoad">
            <text:p/>
          </draw:image>
        </draw:frame>
        <draw:frame draw:style-name="gr3" draw:text-style-name="P3" draw:layer="layout" svg:width="10.99cm" svg:height="7.384cm" svg:x="13.7cm" svg:y="10.687cm">
          <draw:image xlink:href="Pictures/1000020100000280000001AEFD47A65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3" draw:layer="layout" svg:width="16.932cm" svg:height="9.524cm" svg:x="5.645cm" svg:y="5.876cm">
          <draw:image xlink:href="Pictures/1000020100000280000001681DE460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5f_">
        <office:forms form:automatic-focus="false" form:apply-design-mode="false"/>
        <draw:frame draw:style-name="gr3" draw:text-style-name="P3" draw:layer="layout" svg:width="6.858cm" svg:height="6.69cm" svg:x="18.1cm" svg:y="6.8cm">
          <draw:image xlink:href="Pictures/1000020100000ACC00000A887D7601A7.png" xlink:type="simple" xlink:show="embed" xlink:actuate="onLoad">
            <text:p/>
          </draw:image>
        </draw:frame>
        <draw:frame draw:style-name="gr3" draw:text-style-name="P3" draw:layer="layout" svg:width="13.997cm" svg:height="7.881cm" svg:x="2.303cm" svg:y="6.319cm">
          <draw:image xlink:href="Pictures/100002010000028A0000016EF112B6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5f_">
        <office:forms form:automatic-focus="false" form:apply-design-mode="false"/>
        <draw:frame draw:style-name="gr3" draw:text-style-name="P3" draw:layer="layout" svg:width="6.858cm" svg:height="6.69cm" svg:x="18.1cm" svg:y="9.8cm">
          <draw:image xlink:href="Pictures/1000020100000ACC00000A887D7601A7.png" xlink:type="simple" xlink:show="embed" xlink:actuate="onLoad">
            <text:p/>
          </draw:image>
        </draw:frame>
        <draw:frame draw:style-name="gr3" draw:text-style-name="P3" draw:layer="layout" svg:width="13.997cm" svg:height="7.881cm" svg:x="2.303cm" svg:y="9.319cm">
          <draw:image xlink:href="Pictures/100002010000028A0000016EF112B664.png" xlink:type="simple" xlink:show="embed" xlink:actuate="onLoad">
            <text:p/>
          </draw:image>
        </draw:frame>
        <draw:frame draw:style-name="gr1" draw:text-style-name="P2" draw:layer="layout" svg:width="28cm" svg:height="3.644cm" svg:x="0cm" svg:y="2.956cm">
          <draw:text-box>
            <text:p text:style-name="P1"><text:span text:style-name="T1">Data Reten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" draw:text-style-name="P3" draw:layer="layout" svg:width="7.346cm" svg:height="7.345cm" svg:x="5.5cm" svg:y="7cm">
          <draw:image xlink:href="Pictures/10000201000001680000016840872F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3" draw:text-style-name="P3" draw:layer="layout" svg:width="7.346cm" svg:height="7.345cm" svg:x="5.5cm" svg:y="7cm">
          <draw:image xlink:href="Pictures/10000201000001680000016840872F6E.png" xlink:type="simple" xlink:show="embed" xlink:actuate="onLoad">
            <text:p/>
          </draw:image>
        </draw:frame>
        <draw:frame draw:style-name="gr4" draw:text-style-name="P3" draw:layer="layout" svg:width="7.937cm" svg:height="7.937cm" svg:x="15.2cm" svg:y="6.614cm">
          <draw:image xlink:href="Pictures/100002010000012C0000012CE2E3597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3" draw:text-style-name="P3" draw:layer="layout" svg:width="7.346cm" svg:height="7.345cm" svg:x="5.5cm" svg:y="7cm">
          <draw:image xlink:href="Pictures/10000201000001680000016840872F6E.png" xlink:type="simple" xlink:show="embed" xlink:actuate="onLoad">
            <text:p/>
          </draw:image>
        </draw:frame>
        <draw:frame draw:style-name="gr4" draw:text-style-name="P3" draw:layer="layout" svg:width="5.55cm" svg:height="7.4cm" svg:x="16.857cm" svg:y="7cm">
          <draw:image xlink:href="Pictures/100002010000010E00000168DA0B9A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3" draw:text-style-name="P3" draw:layer="layout" svg:width="7.346cm" svg:height="7.345cm" svg:x="5.5cm" svg:y="3cm">
          <draw:image xlink:href="Pictures/10000201000001680000016840872F6E.png" xlink:type="simple" xlink:show="embed" xlink:actuate="onLoad">
            <text:p/>
          </draw:image>
        </draw:frame>
        <draw:frame draw:style-name="gr4" draw:text-style-name="P3" draw:layer="layout" svg:width="5.55cm" svg:height="7.4cm" svg:x="16.857cm" svg:y="3cm">
          <draw:image xlink:href="Pictures/100002010000010E00000168DA0B9A0D.png" xlink:type="simple" xlink:show="embed" xlink:actuate="onLoad">
            <text:p/>
          </draw:image>
        </draw:frame>
        <draw:frame draw:style-name="gr4" draw:text-style-name="P3" draw:layer="layout" svg:width="7.411cm" svg:height="6.415cm" svg:x="10cm" svg:y="12.082cm">
          <draw:image xlink:href="Pictures/10000201000001C600000189B5B05B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5" draw:text-style-name="P6" draw:layer="layout" svg:width="19.2cm" svg:height="2.918cm" svg:x="4.4cm" svg:y="10.4cm">
          <draw:text-box>
            <text:p text:style-name="P5"><text:span text:style-name="T2">https://github.com/bendechrai/squawk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5" draw:text-style-name="P7" draw:layer="layout" svg:width="17.6cm" svg:height="3.859cm" svg:x="5.2cm" svg:y="16.4cm">
          <draw:text-box>
            <text:p text:style-name="P7"><text:span text:style-name="T3">Creating noise-as-a-service, as an act of civil disobedience, that attacks the wholesale surveillance of Australian citizens under the data retention program.</text:span></text:p>
          </draw:text-box>
        </draw:frame>
        <draw:frame draw:style-name="gr6" draw:text-style-name="P3" draw:layer="layout" svg:width="15.401cm" svg:height="15.401cm" svg:x="6.199cm" svg:y="0.599cm">
          <draw:image xlink:href="Pictures/10000201000003E8000003E8B95A49B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4" draw:text-style-name="P3" draw:layer="layout" svg:width="14.205cm" svg:height="11.41cm" svg:x="4.898cm" svg:y="7.99cm">
          <draw:image xlink:href="Pictures/10000201000000F4000000C4AEF952AA.png" xlink:type="simple" xlink:show="embed" xlink:actuate="onLoad">
            <text:p/>
          </draw:image>
        </draw:frame>
        <draw:frame draw:style-name="gr6" draw:text-style-name="P3" draw:layer="layout" svg:width="6.4cm" svg:height="6.4cm" svg:x="20cm" svg:y="0.6cm">
          <draw:image xlink:href="Pictures/10000201000003E8000003E8B95A49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Dechrai</meta:initial-creator>
    <meta:creation-date>2015-10-29T14:23:52.009987381</meta:creation-date>
    <dc:date>2015-11-03T11:16:47</dc:date>
    <dc:creator>Donna Benjamin</dc:creator>
    <meta:editing-duration>PT3H28M48S</meta:editing-duration>
    <meta:editing-cycles>7</meta:editing-cycles>
    <meta:generator>LibreOffice/3.5$Linux_x86 LibreOffice_project/350m1$Build-2</meta:generator>
    <meta:document-statistic meta:object-count="85"/>
  </office:meta>
</office:document-meta>
</file>